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IES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</table:table-row>
      </table:table>
      <table:table table:name="i like badgers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q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20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m Bennellick</meta:initial-creator>
    <meta:creation-date>2009-04-27T22:59:08</meta:creation-date>
    <dc:date>2009-05-06T20:47:46</dc:date>
    <dc:creator>Tom Bennellick</dc:creator>
    <meta:editing-duration>PT00H02M29S</meta:editing-duration>
    <meta:editing-cycles>2</meta:editing-cycles>
    <meta:generator>OpenOffice.org/3.0$Linux OpenOffice.org_project/300m15$Build-9379</meta:generator>
    <meta:document-statistic meta:table-count="3" meta:cell-count="28" meta:object-count="0"/>
  </office:meta>
</office:document-meta>
</file>